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2.982cm" table:align="left"/>
    </style:style>
    <style:style style:name="Tabela1.A" style:family="table-column">
      <style:table-column-properties style:column-width="22.98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monospace" fo:font-size="13.5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monospace" fo:font-size="13.5pt"/>
    </style:style>
    <style:style style:name="P4" style:family="paragraph" style:parent-style-name="Text_20_body" style:list-style-name="L1"/>
    <style:style style:name="T1" style:family="text">
      <style:text-properties fo:color="#000000" fo:font-size="13.5pt"/>
    </style:style>
    <style:style style:name="T2" style:family="text">
      <style:text-properties style:font-name="monospace" fo:font-size="13.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www.erlaniofreire.com.br/web/post/javascript-pre-visualizacao-de-pdf-antes-de-envi/63?fbclid=IwAR0miFVMmtbAdEgDoj9z9Bi1fzmeWYdUz6y97dUnJ7BK9-6U5vBtm9-bDEg#" text:style-name="Internet_20_link" text:visited-style-name="Visited_20_Internet_20_Link">Javascript - Pré-visualização de PDF antes de enviar para o servidor</text:a></text:h>
      <text:list xml:id="list4211268455" text:style-name="L1">
        <text:list-item>
          <text:p text:style-name="P4">07/04/2019 - Javascript - Erlânio Freire Barros - 188 Acessos </text:p>
        </text:list-item>
      </text:list>
      <text:p text:style-name="Text_20_body"><text:span text:style-name="T1">Em alguns sistemas é necessário fazer envio de arquivos em formato PDF para o servidor, vou lhes apresentar uma maneira de mostrar uma pré-visualização do arquivo antes de envia-lo para o servidor. Ah! mas qual a necessidade disso? Bom com esta função podemos evitar erros de envio de arquivos errados, além de dar uma cara mais moderna e bonita para nossos sistemas!<text:line-break/><text:line-break/></text:span><text:span text:style-name="Strong_20_Emphasis"><text:span text:style-name="T1">Vamos lá?</text:span></text:span><text:span text:style-name="T1"><text:line-break/><text:line-break/>Bom aqui usaremos as seguintes tecnologias, HTML, CSS, nosso amigo JAVASCRIPT e claro a cereja do bolo uma biblioteca chamada PDF.JS, essa é a responsável por realizar todo este processo, também é possível realizar a visualização de todas as páginas com itens de anterior e próxima página, isso é conteúdo para um outro tutorial!<text:line-break/><text:line-break/>Criaremos apenas uma página chamada index.html, nela colocaremos todo o nosso código, más lembrando, nunca faça isso em seus projetos, escolha sempre utilizar arquivos separados, assim você mantêm uma organização de seu código e poderá reutiliza-lo sempre que necessário!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&lt;!DOCTYPE html&gt;</text:p>
            <text:p text:style-name="P2">&lt;html&gt;</text:p>
            <text:p text:style-name="P2">&lt;head&gt;</text:p>
            <text:p text:style-name="P2">&lt;meta http-equiv="Content-Type" content="text/html; charset=UTF-8" /&gt;</text:p>
            <text:p text:style-name="P2">&lt;script src="pdf.js"&gt;&lt;/script&gt;</text:p>
            <text:p text:style-name="P2">&lt;script src="pdf.worker.js"&gt;&lt;/script&gt;</text:p>
            <text:p text:style-name="P2">&lt;style type="text/css"&gt;</text:p>
            <text:p text:style-name="Preformatted_20_Text"/>
            <text:p text:style-name="P2">#preview-container {</text:p>
            <text:p text:style-name="P1"><text:s text:c="4"/><text:span text:style-name="T2">margin: 50px auto;</text:span></text:p>
            <text:p text:style-name="P1"><text:s text:c="4"/><text:span text:style-name="T2">width: 600px;</text:span></text:p>
            <text:p text:style-name="P2">}</text:p>
            <text:p text:style-name="Preformatted_20_Text"/>
            <text:p text:style-name="P2">#upload-dialog {</text:p>
            <text:p text:style-name="P1"><text:s text:c="4"/><text:span text:style-name="T2">padding: 5px;</text:span></text:p>
            <text:p text:style-name="P1"><text:s text:c="4"/><text:span text:style-name="T2">border: 1px solid #336699;</text:span></text:p>
            <text:p text:style-name="P1"><text:s text:c="4"/><text:span text:style-name="T2">background-color: white;</text:span></text:p>
            <text:p text:style-name="P1"><text:s text:c="4"/><text:span text:style-name="T2">color: #336699;</text:span></text:p>
            <text:p text:style-name="P1"><text:s text:c="4"/><text:span text:style-name="T2">background: none;</text:span></text:p>
            <text:p text:style-name="P1"><text:s text:c="4"/><text:span text:style-name="T2">font-size: inherit;</text:span></text:p>
            <text:p text:style-name="P1"><text:s text:c="4"/><text:span text:style-name="T2">font-family: inherit;</text:span></text:p>
            <text:p text:style-name="P1"><text:s text:c="4"/><text:span text:style-name="T2">outline: none;</text:span></text:p>
            <text:p text:style-name="P1"><text:s text:c="4"/><text:span text:style-name="T2">display: inline-block;</text:span></text:p>
            <text:p text:style-name="P1"><text:soft-page-break/><text:s text:c="4"/><text:span text:style-name="T2">vertical-align: middle;</text:span></text:p>
            <text:p text:style-name="P1"><text:s text:c="4"/><text:span text:style-name="T2">cursor: pointer;</text:span></text:p>
            <text:p text:style-name="P1"><text:s text:c="4"/><text:span text:style-name="T2">border-radius: 2px;</text:span></text:p>
            <text:p text:style-name="P2">}</text:p>
            <text:p text:style-name="Preformatted_20_Text"/>
            <text:p text:style-name="P2">#pdf-file {</text:p>
            <text:p text:style-name="P1"><text:s text:c="4"/><text:span text:style-name="T2">display: none;</text:span></text:p>
            <text:p text:style-name="P2">}</text:p>
            <text:p text:style-name="Preformatted_20_Text"/>
            <text:p text:style-name="P2">#pdf-loader {</text:p>
            <text:p text:style-name="P1">    <text:span text:style-name="T2">display: none;</text:span></text:p>
            <text:p text:style-name="P1">    <text:span text:style-name="T2">vertical-align: middle;</text:span></text:p>
            <text:p text:style-name="P1">    <text:span text:style-name="T2">color: #cccccc;</text:span></text:p>
            <text:p text:style-name="P1"><text:s text:c="4"/><text:span text:style-name="T2">font-size: 12px;</text:span></text:p>
            <text:p text:style-name="P2">}</text:p>
            <text:p text:style-name="Preformatted_20_Text"/>
            <text:p text:style-name="P2">#pdf-preview {</text:p>
            <text:p text:style-name="P1"><text:s text:c="4"/><text:span text:style-name="T2">display: none;</text:span></text:p>
            <text:p text:style-name="P1"><text:s text:c="4"/><text:span text:style-name="T2">vertical-align: middle;</text:span></text:p>
            <text:p text:style-name="P1"><text:s text:c="4"/><text:span text:style-name="T2">border: 1px solid rgba(0,0,0,0.2);</text:span></text:p>
            <text:p text:style-name="P1"><text:s text:c="4"/><text:span text:style-name="T2">border-radius: 2px;</text:span></text:p>
            <text:p text:style-name="P2">}</text:p>
            <text:p text:style-name="Preformatted_20_Text"/>
            <text:p text:style-name="P2">#pdf-name {</text:p>
            <text:p text:style-name="P1"><text:s text:c="4"/><text:span text:style-name="T2">display: none;</text:span></text:p>
            <text:p text:style-name="P1"><text:s text:c="4"/><text:span text:style-name="T2">vertical-align: middle;</text:span></text:p>
            <text:p text:style-name="P1"><text:s text:c="4"/><text:span text:style-name="T2">color: #336699;</text:span></text:p>
            <text:p text:style-name="P1"><text:s text:c="4"/><text:span text:style-name="T2">margin: 0 15px;</text:span></text:p>
            <text:p text:style-name="P1"><text:s text:c="4"/><text:span text:style-name="T2">max-width: 200px;</text:span></text:p>
            <text:p text:style-name="P1"><text:s text:c="4"/><text:span text:style-name="T2">overflow: hidden;</text:span></text:p>
            <text:p text:style-name="P1"><text:s text:c="4"/><text:span text:style-name="T2">white-space: nowrap;</text:span></text:p>
            <text:p text:style-name="P1"><text:s text:c="4"/><text:span text:style-name="T2">text-overflow: ellipsis;</text:span></text:p>
            <text:p text:style-name="P2">}</text:p>
            <text:p text:style-name="Preformatted_20_Text"/>
            <text:p text:style-name="P2">#upload-button {</text:p>
            <text:p text:style-name="P1"><text:s text:c="4"/><text:span text:style-name="T2">padding: 5px;</text:span></text:p>
            <text:p text:style-name="P1"><text:s text:c="4"/><text:span text:style-name="T2">border: 1px solid #336699;</text:span></text:p>
            <text:p text:style-name="P1"><text:s text:c="4"/><text:span text:style-name="T2">background-color: #336699;</text:span></text:p>
            <text:p text:style-name="P1"><text:s text:c="4"/><text:span text:style-name="T2">color: white;</text:span></text:p>
            <text:p text:style-name="P1"><text:s text:c="4"/><text:span text:style-name="T2">font-size: inherit;</text:span></text:p>
            <text:p text:style-name="P1"><text:s text:c="4"/><text:span text:style-name="T2">font-family: inherit;</text:span></text:p>
            <text:p text:style-name="P1"><text:s text:c="4"/><text:span text:style-name="T2">outline: none;</text:span></text:p>
            <text:p text:style-name="P1"><text:s text:c="4"/><text:span text:style-name="T2">display: none;</text:span></text:p>
            <text:p text:style-name="P1"><text:s text:c="4"/><text:span text:style-name="T2">vertical-align: middle;</text:span></text:p>
            <text:p text:style-name="P1"><text:s text:c="4"/><text:span text:style-name="T2">cursor: pointer;</text:span></text:p>
            <text:p text:style-name="P1"><text:s text:c="4"/><text:span text:style-name="T2">border-radius: 2px;</text:span></text:p>
            <text:p text:style-name="P2">}</text:p>
            <text:p text:style-name="Preformatted_20_Text"><text:soft-page-break/></text:p>
            <text:p text:style-name="P2">#cancel-pdf {</text:p>
            <text:p text:style-name="P1"><text:s text:c="4"/><text:span text:style-name="T2">display: none;</text:span></text:p>
            <text:p text:style-name="P1"><text:s text:c="4"/><text:span text:style-name="T2">vertical-align: middle;</text:span></text:p>
            <text:p text:style-name="P1"><text:s text:c="4"/><text:span text:style-name="T2">padding: 0px;</text:span></text:p>
            <text:p text:style-name="P1"><text:s text:c="4"/><text:span text:style-name="T2">border: none;</text:span></text:p>
            <text:p text:style-name="P1"><text:s text:c="4"/><text:span text:style-name="T2">color: #777777;</text:span></text:p>
            <text:p text:style-name="P1"><text:s text:c="4"/><text:span text:style-name="T2">background-color: white;</text:span></text:p>
            <text:p text:style-name="P1"><text:s text:c="4"/><text:span text:style-name="T2">font-size: inherit;</text:span></text:p>
            <text:p text:style-name="P1"><text:s text:c="4"/><text:span text:style-name="T2">font-family: inherit;</text:span></text:p>
            <text:p text:style-name="P1"><text:s text:c="4"/><text:span text:style-name="T2">outline: none;</text:span></text:p>
            <text:p text:style-name="P1"><text:s text:c="4"/><text:span text:style-name="T2">vertical-align: middle;</text:span></text:p>
            <text:p text:style-name="P1"><text:s text:c="4"/><text:span text:style-name="T2">cursor: pointer;</text:span></text:p>
            <text:p text:style-name="P1"><text:s text:c="4"/><text:span text:style-name="T2">margin: 0 0 0 15px;</text:span></text:p>
            <text:p text:style-name="P2">}</text:p>
            <text:p text:style-name="Preformatted_20_Text"/>
            <text:p text:style-name="P2">&lt;/style&gt;</text:p>
            <text:p text:style-name="P2">&lt;/head&gt;</text:p>
            <text:p text:style-name="Preformatted_20_Text"/>
            <text:p text:style-name="P2">&lt;body&gt;</text:p>
            <text:p text:style-name="Preformatted_20_Text"/>
            <text:p text:style-name="P2">&lt;div id="preview-container"&gt;</text:p>
            <text:p text:style-name="P1"><text:s text:c="4"/><text:span text:style-name="T2">&lt;button id="upload-dialog"&gt;Buscar PDF&lt;/button&gt;</text:span></text:p>
            <text:p text:style-name="P1"><text:s text:c="4"/><text:span text:style-name="T2">&lt;input type="file" id="pdf-file" name="pdf" accept="application/pdf" /&gt;</text:span></text:p>
            <text:p text:style-name="P1"><text:s text:c="4"/><text:span text:style-name="T2">&lt;div id="pdf-loader"&gt;Carregando...&lt;/div&gt;</text:span></text:p>
            <text:p text:style-name="P1"><text:s text:c="4"/><text:span text:style-name="T2">&lt;canvas id="pdf-preview" width="150"&gt;&lt;/canvas&gt;</text:span></text:p>
            <text:p text:style-name="P1"><text:s text:c="4"/><text:span text:style-name="T2">&lt;span id="pdf-name"&gt;&lt;/span&gt;</text:span></text:p>
            <text:p text:style-name="P1"><text:s text:c="4"/><text:span text:style-name="T2">&lt;button id="upload-button"&gt;Enviar&lt;/button&gt;</text:span></text:p>
            <text:p text:style-name="P1"><text:s text:c="4"/><text:span text:style-name="T2">&lt;button id="cancel-pdf"&gt;Cancelar&lt;/button&gt;</text:span></text:p>
            <text:p text:style-name="P2">&lt;/div&gt;</text:p>
            <text:p text:style-name="Preformatted_20_Text"/>
            <text:p text:style-name="P2">&lt;script&gt;</text:p>
            <text:p text:style-name="Preformatted_20_Text"/>
            <text:p text:style-name="P2">var _PDF_DOC,</text:p>
            <text:p text:style-name="P1">    <text:span text:style-name="T2">_CANVAS = document.querySelector('#pdf-preview'),</text:span></text:p>
            <text:p text:style-name="P1">    <text:span text:style-name="T2">_OBJECT_URL;</text:span></text:p>
            <text:p text:style-name="Preformatted_20_Text"/>
            <text:p text:style-name="P2">function showPDF(pdf_url) {</text:p>
            <text:p text:style-name="P1">    <text:span text:style-name="T2">PDFJS.getDocument({ url: pdf_url }).then(function(pdf_doc) {</text:span></text:p>
            <text:p text:style-name="P1">        <text:span text:style-name="T2">_PDF_DOC = pdf_doc;</text:span></text:p>
            <text:p text:style-name="Preformatted_20_Text"/>
            <text:p text:style-name="P1">        <text:span text:style-name="T2">// Show the first page</text:span></text:p>
            <text:p text:style-name="P1">        <text:span text:style-name="T2">showPage(1);</text:span></text:p>
            <text:p text:style-name="Preformatted_20_Text"/>
            <text:p text:style-name="P1">        <text:span text:style-name="T2">// destroy previous object url</text:span></text:p>
            <text:p text:style-name="P1"><text:s text:c="4"/>    <text:span text:style-name="T2">URL.revokeObjectURL(_OBJECT_URL);</text:span></text:p>
            <text:p text:style-name="P1">    <text:span text:style-name="T2">}).catch(function(error) {</text:span></text:p>
            <text:p text:style-name="P1">        <text:span text:style-name="T2">// trigger Cancel on error</text:span></text:p>
            <text:p text:style-name="P1"><text:soft-page-break/>        <text:span text:style-name="T2">document.querySelector("#cancel-pdf").click();</text:span></text:p>
            <text:p text:style-name="P1">        </text:p>
            <text:p text:style-name="P1">        <text:span text:style-name="T2">// error reason</text:span></text:p>
            <text:p text:style-name="P1">        <text:span text:style-name="T2">alert(error.message);</text:span></text:p>
            <text:p text:style-name="P1">    <text:span text:style-name="T2">});;</text:span></text:p>
            <text:p text:style-name="P2">}</text:p>
            <text:p text:style-name="Preformatted_20_Text"/>
            <text:p text:style-name="P2">function showPage(page_no) {</text:p>
            <text:p text:style-name="P1">    <text:span text:style-name="T2">// fetch the page</text:span></text:p>
            <text:p text:style-name="P1">    <text:span text:style-name="T2">_PDF_DOC.getPage(page_no).then(function(page) {</text:span></text:p>
            <text:p text:style-name="P1">        <text:span text:style-name="T2">// set the scale of viewport</text:span></text:p>
            <text:p text:style-name="P1">        <text:span text:style-name="T2">var scale_required = _CANVAS.width / page.getViewport(1).width;</text:span></text:p>
            <text:p text:style-name="Preformatted_20_Text"/>
            <text:p text:style-name="P1">        <text:span text:style-name="T2">// get viewport of the page at required scale</text:span></text:p>
            <text:p text:style-name="P1">        <text:span text:style-name="T2">var viewport = page.getViewport(scale_required);</text:span></text:p>
            <text:p text:style-name="Preformatted_20_Text"/>
            <text:p text:style-name="P1">        <text:span text:style-name="T2">// set canvas height</text:span></text:p>
            <text:p text:style-name="P1">        <text:span text:style-name="T2">_CANVAS.height = viewport.height;</text:span></text:p>
            <text:p text:style-name="Preformatted_20_Text"/>
            <text:p text:style-name="P1">        <text:span text:style-name="T2">var renderContext = {</text:span></text:p>
            <text:p text:style-name="P1">            <text:span text:style-name="T2">canvasContext: _CANVAS.getContext('2d'),</text:span></text:p>
            <text:p text:style-name="P1">            <text:span text:style-name="T2">viewport: viewport</text:span></text:p>
            <text:p text:style-name="P1">        <text:span text:style-name="T2">};</text:span></text:p>
            <text:p text:style-name="P1">        </text:p>
            <text:p text:style-name="P1">        <text:span text:style-name="T2">// render the page contents in the canvas</text:span></text:p>
            <text:p text:style-name="P1">        <text:span text:style-name="T2">page.render(renderContext).then(function() {</text:span></text:p>
            <text:p text:style-name="P1">            <text:span text:style-name="T2">document.querySelector("#pdf-preview").style.display = 'inline-block';</text:span></text:p>
            <text:p text:style-name="P1">            <text:span text:style-name="T2">document.querySelector("#pdf-loader").style.display = 'none';</text:span></text:p>
            <text:p text:style-name="P1">        <text:span text:style-name="T2">});</text:span></text:p>
            <text:p text:style-name="P1">    <text:span text:style-name="T2">});</text:span></text:p>
            <text:p text:style-name="P2">}</text:p>
            <text:p text:style-name="Preformatted_20_Text"/>
            <text:p text:style-name="Preformatted_20_Text"/>
            <text:p text:style-name="P2">/* Show Select File dialog */</text:p>
            <text:p text:style-name="P2">document.querySelector("#upload-dialog").addEventListener('click', function() {</text:p>
            <text:p text:style-name="P1"><text:s text:c="4"/><text:span text:style-name="T2">document.querySelector("#pdf-file").click();</text:span></text:p>
            <text:p text:style-name="P2">});</text:p>
            <text:p text:style-name="Preformatted_20_Text"/>
            <text:p text:style-name="P2">/* Selected File has changed */</text:p>
            <text:p text:style-name="P2">document.querySelector("#pdf-file").addEventListener('change', function() {</text:p>
            <text:p text:style-name="P1"><text:s text:c="4"/><text:span text:style-name="T2">// user selected file</text:span></text:p>
            <text:p text:style-name="P1"><text:s text:c="4"/><text:span text:style-name="T2">var file = this.files[0];</text:span></text:p>
            <text:p text:style-name="Preformatted_20_Text"/>
            <text:p text:style-name="P1"><text:s text:c="4"/><text:span text:style-name="T2">// allowed MIME types</text:span></text:p>
            <text:p text:style-name="P1"><text:s text:c="4"/><text:span text:style-name="T2">var mime_types = [ 'application/pdf' ];</text:span></text:p>
            <text:p text:style-name="P1"><text:s text:c="4"/></text:p>
            <text:p text:style-name="P1"><text:s text:c="4"/><text:span text:style-name="T2">// Validate whether PDF</text:span></text:p>
            <text:p text:style-name="P1"><text:s text:c="4"/><text:span text:style-name="T2">if(mime_types.indexOf(file.type) == -1) {</text:span></text:p>
            <text:p text:style-name="P1"><text:s text:c="8"/><text:span text:style-name="T2">alert('Error : Incorrect file type');</text:span></text:p>
            <text:p text:style-name="P1"><text:soft-page-break/><text:s text:c="8"/><text:span text:style-name="T2">return;</text:span></text:p>
            <text:p text:style-name="P1"><text:s text:c="4"/><text:span text:style-name="T2">}</text:span></text:p>
            <text:p text:style-name="Preformatted_20_Text"/>
            <text:p text:style-name="P1"><text:s text:c="4"/><text:span text:style-name="T2">// validate file size</text:span></text:p>
            <text:p text:style-name="P1"><text:s text:c="4"/><text:span text:style-name="T2">if(file.size &gt; 10*1024*1024) {</text:span></text:p>
            <text:p text:style-name="P1"><text:s text:c="8"/><text:span text:style-name="T2">alert('Error : Exceeded size 10MB');</text:span></text:p>
            <text:p text:style-name="P1"><text:s text:c="8"/><text:span text:style-name="T2">return;</text:span></text:p>
            <text:p text:style-name="P1"><text:s text:c="4"/><text:span text:style-name="T2">}</text:span></text:p>
            <text:p text:style-name="Preformatted_20_Text"/>
            <text:p text:style-name="P1"><text:s text:c="4"/><text:span text:style-name="T2">// validation is successful</text:span></text:p>
            <text:p text:style-name="Preformatted_20_Text"/>
            <text:p text:style-name="P1"><text:s text:c="4"/><text:span text:style-name="T2">// hide upload dialog button</text:span></text:p>
            <text:p text:style-name="P1"><text:s text:c="4"/><text:span text:style-name="T2">document.querySelector("#upload-dialog").style.display = 'none';</text:span></text:p>
            <text:p text:style-name="P1"><text:s text:c="4"/></text:p>
            <text:p text:style-name="P1"><text:s text:c="4"/><text:span text:style-name="T2">// set name of the file</text:span></text:p>
            <text:p text:style-name="P1"><text:s text:c="4"/><text:span text:style-name="T2">document.querySelector("#pdf-name").innerText = file.name;</text:span></text:p>
            <text:p text:style-name="P1"><text:s text:c="4"/><text:span text:style-name="T2">document.querySelector("#pdf-name").style.display = 'inline-block';</text:span></text:p>
            <text:p text:style-name="Preformatted_20_Text"/>
            <text:p text:style-name="P1"><text:s text:c="4"/><text:span text:style-name="T2">// show cancel and upload buttons now</text:span></text:p>
            <text:p text:style-name="P1"><text:s text:c="4"/><text:span text:style-name="T2">document.querySelector("#cancel-pdf").style.display = 'inline-block';</text:span></text:p>
            <text:p text:style-name="P1"><text:s text:c="4"/><text:span text:style-name="T2">document.querySelector("#upload-button").style.display = 'inline-block';</text:span></text:p>
            <text:p text:style-name="Preformatted_20_Text"/>
            <text:p text:style-name="P1"><text:s text:c="4"/><text:span text:style-name="T2">// Show the PDF preview loader</text:span></text:p>
            <text:p text:style-name="P1"><text:s text:c="4"/><text:span text:style-name="T2">document.querySelector("#pdf-loader").style.display = 'inline-block';</text:span></text:p>
            <text:p text:style-name="Preformatted_20_Text"/>
            <text:p text:style-name="P1"><text:s text:c="4"/><text:span text:style-name="T2">// object url of PDF </text:span></text:p>
            <text:p text:style-name="P1"><text:s text:c="4"/><text:span text:style-name="T2">_OBJECT_URL = URL.createObjectURL(file)</text:span></text:p>
            <text:p text:style-name="Preformatted_20_Text"/>
            <text:p text:style-name="P1"><text:s text:c="4"/><text:span text:style-name="T2">// send the object url of the pdf to the PDF preview function</text:span></text:p>
            <text:p text:style-name="P1">    <text:span text:style-name="T2">showPDF(_OBJECT_URL);</text:span></text:p>
            <text:p text:style-name="P2">});</text:p>
            <text:p text:style-name="Preformatted_20_Text"/>
            <text:p text:style-name="P2">/* Reset file input */</text:p>
            <text:p text:style-name="P2">document.querySelector("#cancel-pdf").addEventListener('click', function() {</text:p>
            <text:p text:style-name="P1"><text:s text:c="4"/><text:span text:style-name="T2">// show upload dialog button</text:span></text:p>
            <text:p text:style-name="P1"><text:s text:c="4"/><text:span text:style-name="T2">document.querySelector("#upload-dialog").style.display = 'inline-block';</text:span></text:p>
            <text:p text:style-name="Preformatted_20_Text"/>
            <text:p text:style-name="P1"><text:s text:c="4"/><text:span text:style-name="T2">// reset to no selection</text:span></text:p>
            <text:p text:style-name="P1"><text:s text:c="4"/><text:span text:style-name="T2">document.querySelector("#pdf-file").value = '';</text:span></text:p>
            <text:p text:style-name="Preformatted_20_Text"/>
            <text:p text:style-name="P1"><text:s text:c="4"/><text:span text:style-name="T2">// hide elements that are not required</text:span></text:p>
            <text:p text:style-name="P1"><text:s text:c="4"/><text:span text:style-name="T2">document.querySelector("#pdf-name").style.display = 'none';</text:span></text:p>
            <text:p text:style-name="P1"><text:s text:c="4"/><text:span text:style-name="T2">document.querySelector("#pdf-preview").style.display = 'none';</text:span></text:p>
            <text:p text:style-name="P1"><text:s text:c="4"/><text:span text:style-name="T2">document.querySelector("#pdf-loader").style.display = 'none';</text:span></text:p>
            <text:p text:style-name="P1"><text:s text:c="4"/><text:span text:style-name="T2">document.querySelector("#cancel-pdf").style.display = 'none';</text:span></text:p>
            <text:p text:style-name="P1"><text:s text:c="4"/><text:span text:style-name="T2">document.querySelector("#upload-button").style.display = 'none';</text:span></text:p>
            <text:p text:style-name="P2">});</text:p>
            <text:p text:style-name="Preformatted_20_Text"/>
            <text:p text:style-name="P2">/* Upload file to server */</text:p>
            <text:p text:style-name="P2"><text:soft-page-break/>document.querySelector("#upload-button").addEventListener('click', function() {</text:p>
            <text:p text:style-name="P1"><text:s text:c="4"/><text:span text:style-name="T2">// AJAX request to server</text:span></text:p>
            <text:p text:style-name="P1"><text:s text:c="4"/><text:span text:style-name="T2">alert('Ajax de envio para o server');</text:span></text:p>
            <text:p text:style-name="P2">});</text:p>
            <text:p text:style-name="Preformatted_20_Text"/>
            <text:p text:style-name="P2">&lt;/script&gt;</text:p>
            <text:p text:style-name="Preformatted_20_Text"/>
            <text:p text:style-name="P2">&lt;/body&gt;</text:p>
            <text:p text:style-name="P3">&lt;/html&gt;</text:p>
          </table:table-cell>
        </table:table-row>
      </table:table>
      <text:p text:style-name="Text_20_body"><text:span text:style-name="T1"><text:line-break/>O &lt;input type = "file" /&gt; receberá o arquivo PDF do usuário.<text:line-break/>A validação é realizada para verificar se o arquivo é um PDF válido e se o tamanho não excedeu o limite permitido.<text:line-break/>O método URL.createObjectURL, cria um URL de objeto a partir do PDF escolhido.<text:line-break/>A biblioteca PDF.JS é inicializada usando o URL do objeto como o URL de origem do PDF.<text:line-break/>As APIs getDocument e getPage do PDF.JS são usadas para renderizar o PDF. A primeira página do PDF é renderizada como uma imagem e é mostrada como a visualização do PDF.<text:line-break/><text:line-break/>Simples né galera? Obrigado pela visita e até a próxima!<text:line-break/><text:line-break/>Siga-me nas redes sociais! Abraço!<text:line-break/><text:line-break/>Demo (</text:span><text:a xlink:type="simple" xlink:href="http://erlaniofreire.com.br/tutoriais/preview-pdf/" office:target-frame-name="_blank" xlink:show="new" text:style-name="Internet_20_link" text:visited-style-name="Visited_20_Internet_20_Link"> clique aqui </text:a><text:span text:style-name="T1">)</text:span><text:line-break/><text:span text:style-name="T1"><text:line-break/>Download ( </text:span><text:a xlink:type="simple" xlink:href="https://github.com/erlanio/pdf-preview" office:target-frame-name="_blank" xlink:show="new" text:style-name="Internet_20_link" text:visited-style-name="Visited_20_Internet_20_Link">clique aqui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8:51:56.843776987</meta:creation-date>
    <dc:date>2019-06-03T18:52:20.670706543</dc:date>
    <meta:editing-duration>PT27S</meta:editing-duration>
    <meta:editing-cycles>1</meta:editing-cycles>
    <meta:document-statistic meta:table-count="1" meta:image-count="0" meta:object-count="0" meta:page-count="6" meta:paragraph-count="192" meta:word-count="803" meta:character-count="7257" meta:non-whitespace-character-count="5941"/>
    <meta:generator>LibreOffice/6.0.7.3$Linux_X86_64 LibreOffice_project/00m0$Build-3</meta:generator>
  </office:meta>
</office:document-meta>
</file>